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>
      <style:graphic-properties draw:marker-start="Arrow" draw:fill-color="#00cccc" draw:textarea-horizontal-align="center" draw:textarea-vertical-align="middle"/>
    </style:style>
    <style:style style:name="gr3" style:family="graphic" style:parent-style-name="standard">
      <style:graphic-properties draw:fill-color="#e6e6e6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Arrow" draw:fill-color="#ffffff" draw:textarea-horizontal-align="center" draw:textarea-vertical-align="middle"/>
    </style:style>
    <style:style style:name="gr7" style:family="graphic" style:parent-style-name="standard">
      <style:graphic-properties draw:marker-start="Arrow" draw:textarea-horizontal-align="center" draw:textarea-vertical-align="middle"/>
    </style:style>
    <style:style style:name="gr8" style:family="graphic" style:parent-style-name="standard">
      <style:graphic-properties draw:marker-start="Arrow" draw:marker-start-width="0.305cm" draw:marker-end="Arrow" draw:marker-end-width="0.305cm" draw:fill-color="#ffffff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05cm" draw:marker-end="Arrow" draw:marker-end-width="0.305cm" draw:fill-color="#00cccc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05cm" draw:marker-end="Arrow" draw:marker-end-width="0.305cm" draw:fill-color="#e6e6e6" draw:textarea-horizontal-align="center" draw:textarea-vertical-align="middle"/>
    </style:style>
    <style:style style:name="gr11" style:family="graphic" style:parent-style-name="standard">
      <style:graphic-properties draw:marker-start="" draw:marker-start-width="0.305cm" draw:marker-end="Arrow" draw:marker-end-width="0.305cm" draw:textarea-horizontal-align="center" draw:textarea-vertical-align="middle"/>
    </style:style>
    <style:style style:name="gr12" style:family="graphic" style:parent-style-name="standard">
      <style:graphic-properties draw:marker-start="" draw:marker-start-width="0.305cm" draw:marker-end="Arrow" draw:marker-end-width="0.305cm" draw:textarea-horizontal-align="center" draw:textarea-vertical-align="middle"/>
    </style:style>
    <style:style style:name="gr13" style:family="graphic" style:parent-style-name="standard">
      <style:graphic-properties draw:marker-start="Arrow" draw:marker-start-width="0.305cm" draw:marker-end="Arrow" draw:marker-end-width="0.305cm" draw:fill-color="#ffffff" draw:textarea-horizontal-align="center" draw:textarea-vertical-align="middle"/>
    </style:style>
    <style:style style:name="gr14" style:family="graphic" style:parent-style-name="standard">
      <style:graphic-properties draw:marker-start="Arrow" draw:marker-start-width="0.305cm" draw:marker-end="Arrow" draw:marker-end-width="0.305cm" draw:textarea-horizontal-align="center" draw:textarea-vertical-align="middle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marker-start="Arrow" draw:marker-start-width="0.305cm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1.40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0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>
          <draw:rect draw:style-name="gr1" draw:text-style-name="P1" draw:layer="layout" svg:width="9.525cm" svg:height="11.43cm" svg:x="16.51cm" svg:y="3.81cm">
            <text:p/>
          </draw:rect>
          <draw:rect draw:style-name="gr2" draw:text-style-name="P1" draw:layer="layout" svg:width="8.255cm" svg:height="1.905cm" svg:x="17.145cm" svg:y="8.255cm">
            <text:p text:style-name="P1">EventAdmin Service</text:p>
          </draw:rect>
          <draw:rect draw:style-name="gr3" draw:text-style-name="P1" draw:layer="layout" svg:width="4.445cm" svg:height="1.905cm" svg:x="20.955cm" svg:y="5.08cm">
            <text:p text:style-name="P1">EventHandler</text:p>
          </draw:rect>
          <draw:line draw:style-name="gr4" draw:text-style-name="P1" draw:layer="layout" svg:x1="23.495cm" svg:y1="8.255cm" svg:x2="23.495cm" svg:y2="6.985cm">
            <text:p/>
          </draw:line>
          <draw:rect draw:style-name="gr3" draw:text-style-name="P1" draw:layer="layout" svg:width="3.175cm" svg:height="1.905cm" svg:x="17.145cm" svg:y="5.08cm">
            <text:p text:style-name="P1">Sender</text:p>
          </draw:rect>
          <draw:line draw:style-name="gr5" draw:text-style-name="P2" draw:layer="layout" svg:x1="18.415cm" svg:y1="6.985cm" svg:x2="18.415cm" svg:y2="8.255cm">
            <text:p/>
          </draw:line>
          <draw:rect draw:style-name="gr6" draw:text-style-name="P1" draw:layer="layout" svg:width="8.255cm" svg:height="1.27cm" svg:x="17.145cm" svg:y="10.795cm">
            <text:p text:style-name="P1"><text:a xlink:href="http://wiki.eclipse.org/ECF_API_Docs">ECF Shared Object API</text:a></text:p>
          </draw:rect>
          <draw:rect draw:style-name="gr7" draw:text-style-name="P1" draw:layer="layout" svg:width="8.255cm" svg:height="1.27cm" svg:x="17.145cm" svg:y="12.7cm">
            <text:p text:style-name="P1">Provider (ActiveMQ)</text:p>
          </draw:rect>
        </draw:g>
        <draw:g>
          <draw:rect draw:style-name="gr8" draw:text-style-name="P1" draw:layer="layout" svg:width="9.525cm" svg:height="11.43cm" svg:x="1.27cm" svg:y="3.81cm">
            <text:p/>
          </draw:rect>
          <draw:rect draw:style-name="gr9" draw:text-style-name="P1" draw:layer="layout" svg:width="8.255cm" svg:height="1.905cm" svg:x="1.905cm" svg:y="8.255cm">
            <text:p text:style-name="P1">EventAdmin Service</text:p>
          </draw:rect>
          <draw:rect draw:style-name="gr10" draw:text-style-name="P1" draw:layer="layout" svg:width="4.445cm" svg:height="1.905cm" svg:x="5.715cm" svg:y="5.08cm">
            <text:p text:style-name="P1">EventHandler</text:p>
          </draw:rect>
          <draw:line draw:style-name="gr11" draw:text-style-name="P1" draw:layer="layout" svg:x1="8.255cm" svg:y1="8.255cm" svg:x2="8.255cm" svg:y2="6.985cm">
            <text:p/>
          </draw:line>
          <draw:rect draw:style-name="gr10" draw:text-style-name="P1" draw:layer="layout" svg:width="3.175cm" svg:height="1.905cm" svg:x="1.905cm" svg:y="5.08cm">
            <text:p text:style-name="P1">Sender</text:p>
          </draw:rect>
          <draw:line draw:style-name="gr12" draw:text-style-name="P2" draw:layer="layout" svg:x1="3.175cm" svg:y1="6.985cm" svg:x2="3.175cm" svg:y2="8.255cm">
            <text:p/>
          </draw:line>
          <draw:rect draw:style-name="gr13" draw:text-style-name="P1" draw:layer="layout" svg:width="8.255cm" svg:height="1.27cm" svg:x="1.905cm" svg:y="10.795cm">
            <text:p text:style-name="P1"><text:a xlink:href="http://wiki.eclipse.org/ECF_API_Docs">ECF Shared Object API</text:a></text:p>
          </draw:rect>
          <draw:rect draw:style-name="gr14" draw:text-style-name="P1" draw:layer="layout" svg:width="8.255cm" svg:height="1.27cm" svg:x="1.905cm" svg:y="12.7cm">
            <text:p text:style-name="P1">Provider (ActiveMQ)</text:p>
          </draw:rect>
        </draw:g>
        <draw:rect draw:style-name="gr15" draw:text-style-name="P1" draw:layer="layout" svg:width="17.145cm" svg:height="3.175cm" svg:x="5.08cm" svg:y="16.51cm">
          <text:p text:style-name="P1">ActiveMQ Broker</text:p>
        </draw:rect>
        <draw:custom-shape draw:style-name="gr16" draw:text-style-name="P1" draw:layer="layout" svg:width="6.985cm" svg:height="1.27cm" svg:x="10.16cm" svg:y="8.89cm">
          <text:p text:style-name="P1">Events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7" draw:text-style-name="P1" draw:layer="layout" svg:x1="5.715cm" svg:y1="13.97cm" svg:x2="13.335cm" svg:y2="16.511cm">
          <text:p/>
        </draw:line>
        <draw:frame draw:style-name="gr18" draw:text-style-name="P1" draw:layer="layout" svg:width="1.905cm" svg:height="0.963cm" svg:x="12.288cm" svg:y="16.465cm">
          <draw:text-box>
            <text:p text:style-name="P1">topic</text:p>
          </draw:text-box>
        </draw:frame>
        <draw:line draw:style-name="gr17" draw:text-style-name="P1" draw:layer="layout" svg:x1="13.335cm" svg:y1="16.51cm" svg:x2="21.59cm" svg:y2="13.97cm">
          <text:p/>
        </draw:line>
        <draw:frame draw:style-name="gr19" draw:text-style-name="P3" draw:layer="layout" svg:width="16.373cm" svg:height="1.598cm" svg:x="5.852cm" svg:y="0.942cm">
          <draw:text-box>
            <text:p text:style-name="P3"><text:span text:style-name="T1">Distributed EventAdmin Service</text:span></text:p>
          </draw:text-box>
        </draw:frame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Double_20_Arrow" draw:display-name="Double Arrow" svg:viewBox="0 0 1131 1918" svg:d="m737 1131h394l-564-1131-567 1131h398l-398 787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1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1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cott Lewis</meta:initial-creator>
    <meta:creation-date>2009-06-11T12:37:23.88</meta:creation-date>
    <meta:editing-duration>PT00H07M55S</meta:editing-duration>
    <meta:editing-cycles>2</meta:editing-cycles>
    <dc:date>2009-06-11T13:17:03.63</dc:date>
    <dc:creator>Scott Lewis</dc:creator>
    <meta:document-statistic meta:object-count="47"/>
    <meta:generator>OpenOffice.org/3.0$Win32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